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8A000000866E4218A6.png" manifest:media-type="image/png"/>
  <manifest:file-entry manifest:full-path="Pictures/10000000000003E500000205E88FD5D2.png" manifest:media-type="image/png"/>
  <manifest:file-entry manifest:full-path="Pictures/1000020100000050000000501AA6FDA8.png" manifest:media-type="image/png"/>
  <manifest:file-entry manifest:full-path="Pictures/1000020100000FA000000190C12FF2A2.png" manifest:media-type="image/png"/>
  <manifest:file-entry manifest:full-path="Pictures/1000020100000042000000492E2D2857.png" manifest:media-type="image/png"/>
  <manifest:file-entry manifest:full-path="Pictures/10000201000000490000002ECAD42719.png" manifest:media-type="image/png"/>
  <manifest:file-entry manifest:full-path="Pictures/100000000000025400000044047BCF74.png" manifest:media-type="image/png"/>
  <manifest:file-entry manifest:full-path="Pictures/10000000000000BF00000085E66AEA0F.png" manifest:media-type="image/png"/>
  <manifest:file-entry manifest:full-path="Pictures/1000020100000051000000507980D269.png" manifest:media-type="image/png"/>
  <manifest:file-entry manifest:full-path="Pictures/1000000000000320000002589EFEFDEA.png" manifest:media-type="image/png"/>
  <manifest:file-entry manifest:full-path="Pictures/10000000000001A50000018F3A95B1C6.png" manifest:media-type="image/png"/>
  <manifest:file-entry manifest:full-path="Pictures/10000000000000D80000009E3574DF79.png" manifest:media-type="image/png"/>
  <manifest:file-entry manifest:full-path="Pictures/100002010000005000000050253A3C03.png" manifest:media-type="image/png"/>
  <manifest:file-entry manifest:full-path="Pictures/100002010000005100000050A691884C.png" manifest:media-type="image/png"/>
  <manifest:file-entry manifest:full-path="Pictures/100002010000006E0000005D28D3F122.png" manifest:media-type="image/png"/>
  <manifest:file-entry manifest:full-path="Pictures/10000000000000CF00000096B5DEA3E1.png" manifest:media-type="image/png"/>
  <manifest:file-entry manifest:full-path="Pictures/100002010000006E0000005DC0588218.png" manifest:media-type="image/png"/>
  <manifest:file-entry manifest:full-path="Pictures/1000020100000640000004B0DB1F5C1C.png" manifest:media-type="image/png"/>
  <manifest:file-entry manifest:full-path="Pictures/10000201000000C80000005BDC50ADE9.png" manifest:media-type="image/png"/>
  <manifest:file-entry manifest:full-path="Pictures/10000200000002A0000000F312F79957.gif" manifest:media-type="image/gif"/>
  <manifest:file-entry manifest:full-path="Pictures/1000020000000AF000000AF0BEBF7E95.gif" manifest:media-type="image/gif"/>
  <manifest:file-entry manifest:full-path="Pictures/100002010000005000000050F23D77F4.png" manifest:media-type="image/png"/>
  <manifest:file-entry manifest:full-path="Pictures/100000000000032000000258386DF58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3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pr1" style:family="presentation" style:parent-style-name="lyt-bluegrey-notes">
      <style:graphic-properties draw:fill-color="#ffffff" draw:auto-grow-height="true" fo:min-height="13.364cm"/>
    </style:style>
    <style:style style:name="pr2" style:family="presentation" style:parent-style-name="lyt-bluegrey-outline1">
      <style:graphic-properties draw:auto-grow-height="true" fo:min-height="6cm"/>
    </style:style>
    <style:style style:name="pr3" style:family="presentation" style:parent-style-name="lyt-bluegrey-notes">
      <style:graphic-properties draw:fill-color="#ffffff" fo:min-height="13.364cm"/>
    </style:style>
    <style:style style:name="pr4" style:family="presentation" style:parent-style-name="lyt-bluegrey-title">
      <style:graphic-properties draw:auto-grow-height="true" fo:min-height="3.6cm"/>
    </style:style>
    <style:style style:name="pr5" style:family="presentation" style:parent-style-name="lyt-bluegrey-outline1">
      <style:graphic-properties draw:auto-grow-height="true" fo:min-height="7.686cm"/>
    </style:style>
    <style:style style:name="pr6" style:family="presentation" style:parent-style-name="lyt-bluegrey-title">
      <style:graphic-properties draw:auto-grow-height="true" fo:min-height="3.50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color="#ff0000" fo:font-size="80pt" style:font-size-asian="80pt" style:font-size-complex="80pt"/>
    </style:style>
    <style:style style:name="P6" style:family="paragraph">
      <style:text-properties fo:color="#ff0000" fo:font-size="66pt" style:font-size-asian="66pt" style:font-size-complex="6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ff3366" fo:font-size="60pt" style:font-size-asian="60pt" style:font-size-complex="60pt"/>
    </style:style>
    <style:style style:name="T5" style:family="text">
      <style:text-properties fo:color="#3deb3d" fo:font-size="48pt" style:font-size-asian="48pt" style:font-size-complex="48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00ff00" fo:font-size="48pt" style:font-size-asian="48pt" style:font-size-complex="48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color="#ff0000" fo:font-size="80pt" style:font-size-asian="80pt" style:font-size-complex="80pt"/>
    </style:style>
    <style:style style:name="T11" style:family="text">
      <style:text-properties fo:color="#ff0000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draw:style-name="gr1" draw:text-style-name="P1" draw:layer="layout" svg:width="17.8cm" svg:height="3.138cm" svg:x="10.2cm" svg:y="15cm">
          <draw:text-box>
            <text:p><text:span text:style-name="T1">開発</text:span><text:span text:style-name="T1">: 7</text:span><text:span text:style-name="T1">班</text:span></text:p>
            <text:p><text:span text:style-name="T2"><text:s/></text:span><text:span text:style-name="T2">佐伯 紀哉　松本 拓真　小林 拓真</text:span></text:p>
          </draw:text-box>
        </draw:frame>
        <draw:frame draw:style-name="gr2" draw:text-style-name="P2" draw:layer="layout" svg:width="24.2cm" svg:height="7.428cm" svg:x="2cm" svg:y="3.572cm">
          <draw:image xlink:href="Pictures/10000200000002A0000000F312F79957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2" draw:layer="layout" svg:width="23.4cm" svg:height="6cm" svg:x="1cm" svg:y="1.2cm" presentation:class="outline" presentation:user-transformed="true">
          <draw:text-box>
            <text:list text:style-name="L2">
              <text:list-item>
                <text:p><text:span text:style-name="T3">宇宙空間を舞台とした</text:span></text:p>
                <text:p><text:span text:style-name="T3">壮大なフィールドでの</text:span></text:p>
                <text:p><text:span text:style-name="T3">2D</text:span><text:span text:style-name="T3">サバイバルシューティング</text:span><text:span text:style-name="T3">ゲーム</text:span></text:p>
              </text:list-item>
            </text:list>
          </draw:text-box>
        </draw:frame>
        <draw:frame draw:style-name="gr2" draw:text-style-name="P2" draw:layer="layout" svg:width="17.8cm" svg:height="13.547cm" svg:x="1.4cm" svg:y="7.2cm">
          <draw:image xlink:href="Pictures/1000020000000AF000000AF0BEBF7E95.gif" xlink:type="simple" xlink:show="embed" xlink:actuate="onLoad">
            <text:p/>
          </draw:image>
        </draw:frame>
        <draw:frame draw:style-name="gr2" draw:text-style-name="P2" draw:layer="layout" svg:width="1.6cm" svg:height="1.61cm" draw:transform="rotate (-1.25681159436112) translate (4.319cm 9.785cm)">
          <draw:image xlink:href="Pictures/1000020100000042000000492E2D2857.png" xlink:type="simple" xlink:show="embed" xlink:actuate="onLoad">
            <text:p/>
          </draw:image>
        </draw:frame>
        <draw:frame draw:style-name="gr2" draw:text-style-name="P2" draw:layer="layout" svg:width="1.244cm" svg:height="0.939cm" draw:transform="rotate (0.572817060504539) translate (8.4cm 10.674cm)">
          <draw:image xlink:href="Pictures/10000201000000490000002ECAD42719.png" xlink:type="simple" xlink:show="embed" xlink:actuate="onLoad">
            <text:p/>
          </draw:image>
        </draw:frame>
        <draw:frame draw:style-name="gr2" draw:text-style-name="P2" draw:layer="layout" svg:width="1.275cm" svg:height="0.737cm" draw:transform="rotate (0.699877030049726) translate (11.55cm 9.821cm)">
          <draw:image xlink:href="Pictures/10000201000000490000002ECAD42719.png" xlink:type="simple" xlink:show="embed" xlink:actuate="onLoad">
            <text:p/>
          </draw:image>
        </draw:frame>
        <draw:frame draw:style-name="gr2" draw:text-style-name="P2" draw:layer="layout" svg:width="1.457cm" svg:height="0.917cm" draw:transform="rotate (-0.330041761552128) translate (4.822cm 14cm)">
          <draw:image xlink:href="Pictures/10000201000000490000002ECAD42719.png" xlink:type="simple" xlink:show="embed" xlink:actuate="onLoad">
            <text:p/>
          </draw:image>
        </draw:frame>
        <draw:frame draw:style-name="gr2" draw:text-style-name="P2" draw:layer="layout" svg:width="1.31cm" svg:height="0.825cm" draw:transform="rotate (-0.952949771588904) translate (12.072cm 14.4cm)">
          <draw:image xlink:href="Pictures/10000201000000490000002ECAD42719.png" xlink:type="simple" xlink:show="embed" xlink:actuate="onLoad">
            <text:p/>
          </draw:image>
        </draw:frame>
        <draw:frame draw:style-name="gr2" draw:text-style-name="P2" draw:layer="layout" svg:width="1.142cm" svg:height="0.719cm" draw:transform="rotate (1.7236871692696) translate (2.974cm 17.638cm)">
          <draw:image xlink:href="Pictures/10000201000000490000002ECAD42719.png" xlink:type="simple" xlink:show="embed" xlink:actuate="onLoad">
            <text:p/>
          </draw:image>
        </draw:frame>
        <draw:frame draw:style-name="gr2" draw:text-style-name="P2" draw:layer="layout" svg:width="1.2cm" svg:height="0.816cm" svg:x="3.6cm" svg:y="8.184cm">
          <draw:image xlink:href="Pictures/10000201000000490000002ECAD42719.png" xlink:type="simple" xlink:show="embed" xlink:actuate="onLoad">
            <text:p/>
          </draw:image>
        </draw:frame>
        <draw:frame draw:style-name="gr2" draw:text-style-name="P2" draw:layer="layout" svg:width="1.611cm" svg:height="1.382cm" draw:transform="rotate (2.16193934444538) translate (9.417cm 19.659cm)">
          <draw:image xlink:href="Pictures/100002010000006E0000005DC0588218.png" xlink:type="simple" xlink:show="embed" xlink:actuate="onLoad">
            <text:p/>
          </draw:image>
        </draw:frame>
        <draw:frame draw:style-name="gr2" draw:text-style-name="P2" draw:layer="layout" svg:width="1.785cm" svg:height="1.508cm" draw:transform="rotate (-1.34303085940964) translate (13.425cm 12.315cm)">
          <draw:image xlink:href="Pictures/100002010000006E0000005D28D3F122.png" xlink:type="simple" xlink:show="embed" xlink:actuate="onLoad">
            <text:p/>
          </draw:image>
        </draw:frame>
        <draw:frame draw:style-name="gr2" draw:text-style-name="P2" draw:layer="layout" svg:width="6.647cm" svg:height="1.575cm" draw:transform="rotate (2.07833807327485) translate (8.431cm 18.175cm)">
          <draw:image xlink:href="Pictures/1000020100000FA000000190C12FF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draw:style-name="gr4" draw:layer="layout" svg:width="24.6cm" svg:height="13.4cm" svg:x="1.6cm" svg:y="1.4cm">
          <draw:text-box>
            <text:list text:style-name="L2">
              <text:list-item>
                <text:p><text:span text:style-name="T1">移動による慣性を見事に再現！！</text:span></text:p>
                <text:p><text:span text:style-name="T1"/></text:p>
                <text:p><text:span text:style-name="T1">リアリティを追求した動作を駆使して生き残れ！</text:span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7.8cm" svg:height="6cm" svg:x="1cm" svg:y="11.2cm">
          <draw:image xlink:href="Pictures/10000000000000D80000009E3574DF79.png" xlink:type="simple" xlink:show="embed" xlink:actuate="onLoad">
            <text:p/>
          </draw:image>
        </draw:frame>
        <draw:frame draw:style-name="gr2" draw:text-style-name="P2" draw:layer="layout" svg:width="7.276cm" svg:height="4.968cm" svg:x="11cm" svg:y="13.832cm">
          <draw:image xlink:href="Pictures/10000000000000CF00000096B5DEA3E1.png" xlink:type="simple" xlink:show="embed" xlink:actuate="onLoad">
            <text:p/>
          </draw:image>
        </draw:frame>
        <draw:frame draw:style-name="gr2" draw:text-style-name="P2" draw:layer="layout" svg:width="6.853cm" svg:height="4.8cm" svg:x="19cm" svg:y="10.2cm">
          <draw:image xlink:href="Pictures/10000000000000BF00000085E66AEA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draw:style-name="gr2" draw:text-style-name="P2" draw:layer="layout" svg:width="13.4cm" svg:height="12cm" svg:x="6.8cm" svg:y="6.2cm">
          <draw:image xlink:href="Pictures/10000000000001A50000018F3A95B1C6.png" xlink:type="simple" xlink:show="embed" xlink:actuate="onLoad">
            <text:p/>
          </draw:image>
        </draw:frame>
        <draw:frame draw:style-name="gr5" draw:layer="layout" svg:width="27.8cm" svg:height="5.257cm" svg:x="0cm" svg:y="1.8cm">
          <draw:text-box>
            <text:p><text:span text:style-name="T4">ゲームを彩る多彩なアイテム！</text:span></text:p>
            <text:p/>
            <text:p/>
            <text:p/>
            <text:p/>
          </draw:text-box>
        </draw:frame>
        <draw:frame draw:style-name="gr2" draw:text-style-name="P2" draw:layer="layout" svg:width="2.856cm" svg:height="2.82cm" svg:x="18.8cm" svg:y="16.8cm">
          <draw:image xlink:href="Pictures/100002010000005100000050A691884C.png" xlink:type="simple" xlink:show="embed" xlink:actuate="onLoad">
            <text:p/>
          </draw:image>
        </draw:frame>
        <draw:frame draw:style-name="gr2" draw:text-style-name="P2" draw:layer="layout" svg:width="2.82cm" svg:height="2.82cm" svg:x="6cm" svg:y="16.98cm">
          <draw:image xlink:href="Pictures/100002010000005000000050F23D77F4.png" xlink:type="simple" xlink:show="embed" xlink:actuate="onLoad">
            <text:p/>
          </draw:image>
        </draw:frame>
        <draw:frame draw:style-name="gr2" draw:text-style-name="P2" draw:layer="layout" svg:width="2.82cm" svg:height="2.82cm" svg:x="2.6cm" svg:y="8.6cm">
          <draw:image xlink:href="Pictures/1000020100000050000000501AA6FDA8.png" xlink:type="simple" xlink:show="embed" xlink:actuate="onLoad">
            <text:p/>
          </draw:image>
        </draw:frame>
        <draw:frame draw:style-name="gr2" draw:text-style-name="P2" draw:layer="layout" svg:width="2.82cm" svg:height="2.82cm" svg:x="21.38cm" svg:y="8.38cm">
          <draw:image xlink:href="Pictures/100002010000005000000050253A3C03.png" xlink:type="simple" xlink:show="embed" xlink:actuate="onLoad">
            <text:p/>
          </draw:image>
        </draw:frame>
        <draw:frame draw:style-name="gr2" draw:text-style-name="P2" draw:layer="layout" svg:width="4.875cm" svg:height="2.251cm" draw:transform="rotate (-2.76582326563541) translate (18.961cm 10.094cm)">
          <draw:image xlink:href="Pictures/10000201000000C80000005BDC50ADE9.png" xlink:type="simple" xlink:show="embed" xlink:actuate="onLoad">
            <text:p/>
          </draw:image>
        </draw:frame>
        <draw:frame draw:style-name="gr2" draw:text-style-name="P2" draw:layer="layout" svg:width="2.856cm" svg:height="2.82cm" svg:x="12.744cm" svg:y="4.8cm">
          <draw:image xlink:href="Pictures/1000020100000051000000507980D2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draw:style-name="gr5" draw:text-style-name="P3" draw:layer="layout" svg:width="25.6cm" svg:height="7.531cm" svg:x="1cm" svg:y="1.8cm">
          <draw:text-box>
            <text:p><text:span text:style-name="T5">アクションが苦手な方でも大丈夫！</text:span></text:p>
            <text:p><text:span text:style-name="T6"/></text:p>
            <text:p><text:span text:style-name="T7">ミニマップでプレイヤーをしっかりアシスト</text:span><text:span text:style-name="T7">!!!</text:span></text:p>
          </draw:text-box>
        </draw:frame>
        <draw:frame draw:style-name="gr2" draw:text-style-name="P2" draw:layer="layout" svg:width="13.687cm" svg:height="7.4cm" svg:x="0.313cm" svg:y="11.8cm">
          <draw:image xlink:href="Pictures/10000000000003E500000205E88FD5D2.png" xlink:type="simple" xlink:show="embed" xlink:actuate="onLoad">
            <text:p/>
          </draw:image>
        </draw:frame>
        <draw:frame draw:style-name="gr2" draw:text-style-name="P2" draw:layer="layout" svg:width="8.6cm" svg:height="7.8cm" svg:x="17cm" svg:y="9.331cm">
          <draw:image xlink:href="Pictures/100000000000008A000000866E4218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text-style-name="P4" draw:layer="layout" svg:width="26.6cm" svg:height="3.6cm" svg:x="1cm" svg:y="1.4cm" presentation:class="title" presentation:user-transformed="true">
          <draw:text-box>
            <text:p><text:span text:style-name="T8">企画時からの変更点</text:span></text:p>
          </draw:text-box>
        </draw:frame>
        <draw:frame presentation:style-name="pr5" draw:layer="layout" svg:width="20.299cm" svg:height="7.686cm" svg:x="3.6cm" svg:y="7.137cm" presentation:class="outline" presentation:user-transformed="true">
          <draw:text-box>
            <text:list text:style-name="L2">
              <text:list-item>
                <text:p><text:span text:style-name="T9">チームプレイの廃止</text:span></text:p>
              </text:list-item>
              <text:list-item>
                <text:p><text:span text:style-name="T9">ミニマップの追加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8">狙う賞</text:span></text:p>
          </draw:text-box>
        </draw:frame>
        <draw:frame draw:style-name="gr6" draw:text-style-name="P5" draw:layer="layout" svg:width="13.2cm" svg:height="3.291cm" svg:x="7.6cm" svg:y="7.909cm">
          <draw:text-box>
            <text:p><text:span text:style-name="T10">技術賞！！！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draw:style-name="gr2" draw:text-style-name="P2" draw:layer="layout" svg:width="26.4cm" svg:height="6cm" svg:x="0.6cm" svg:y="11cm">
          <draw:image xlink:href="Pictures/100000000000025400000044047BCF74.png" xlink:type="simple" xlink:show="embed" xlink:actuate="onLoad">
            <text:p/>
          </draw:image>
        </draw:frame>
        <draw:frame draw:style-name="gr5" draw:text-style-name="P6" draw:layer="layout" svg:width="10.8cm" svg:height="2.757cm" svg:x="3.6cm" svg:y="2.4cm">
          <draw:text-box>
            <text:p><text:span text:style-name="T11">進捗状況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draw:style-name="gr2" draw:text-style-name="P2" draw:layer="layout" svg:width="28cm" svg:height="21cm" svg:x="0cm" svg:y="0cm">
          <draw:image xlink:href="Pictures/1000020100000640000004B0DB1F5C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24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rededges" style:page-layout-name="PM1" draw:style-name="Mdp2">
      <office:forms form:automatic-focus="false" form:apply-design-mode="false"/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2.179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番号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番号&gt;</text:page-number></text:span></text:p>
          </draw:text-box>
        </draw:frame>
      </presentation:notes>
    </style:master-page>
    <style:master-page style:name="lyt-bluegrey" style:page-layout-name="PM1" draw:style-name="Mdp3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番号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小林　拓真 </meta:initial-creator>
    <meta:creation-date>2016-01-22T13:40:54</meta:creation-date>
    <dc:date>2016-01-28T16:43:46</dc:date>
    <dc:creator>佐伯　紀哉 </dc:creator>
    <meta:editing-duration>PT1H58M45S</meta:editing-duration>
    <meta:editing-cycles>6</meta:editing-cycles>
    <meta:generator>LibreOffice/3.5$Linux_x86 LibreOffice_project/350m1$Build-2</meta:generator>
    <meta:document-statistic meta:object-count="97"/>
  </office:meta>
</office:document-meta>
</file>